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49e8" officeooo:paragraph-rsid="001a49e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pt" fo:font-weight="bold" officeooo:rsid="001a49e8" officeooo:paragraph-rsid="001a49e8" style:font-size-asian="8.75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 officeooo:rsid="001a49e8" officeooo:paragraph-rsid="001a49e8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49e8" officeooo:paragraph-rsid="001a49e8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</text:p>
      <text:p text:style-name="P3"/>
      <text:p text:style-name="P3">#include &lt;iostream&gt;</text:p>
      <text:p text:style-name="P3">using namespace std;</text:p>
      <text:p text:style-name="P3"><text:s text:c="2"/></text:p>
      <text:p text:style-name="P3">class Complex {</text:p>
      <text:p text:style-name="P3">private:</text:p>
      <text:p text:style-name="P3"><text:s text:c="4"/>float real, imag;</text:p>
      <text:p text:style-name="P3"><text:s text:c="2"/></text:p>
      <text:p text:style-name="P3">public:</text:p>
      <text:p text:style-name="P3">//default constructor</text:p>
      <text:p text:style-name="P3"><text:s text:c="4"/></text:p>
      <text:p text:style-name="P3"><text:s text:c="4"/></text:p>
      <text:p text:style-name="P3"><text:s text:c="4"/>Complex()</text:p>
      <text:p text:style-name="P3"><text:s text:c="4"/>{</text:p>
      <text:p text:style-name="P3"><text:s text:c="8"/>real = 0.0f;</text:p>
      <text:p text:style-name="P3"><text:s text:c="8"/>imag = 0.0f;</text:p>
      <text:p text:style-name="P3"/>
      <text:p text:style-name="P3"><text:s text:c="4"/>}</text:p>
      <text:p text:style-name="P3"><text:s text:c="4"/></text:p>
      <text:p text:style-name="P3"><text:s text:c="4"/>void input()</text:p>
      <text:p text:style-name="P3"><text:s text:c="4"/>{</text:p>
      <text:p text:style-name="P3"><text:s text:c="8"/>cout&lt;&lt;"Enter real number: ";</text:p>
      <text:p text:style-name="P3"><text:s text:c="8"/>cin&gt;&gt;real;</text:p>
      <text:p text:style-name="P3"><text:s text:c="8"/>cout&lt;&lt;"Enter Imaginary number:";</text:p>
      <text:p text:style-name="P3"><text:s text:c="8"/>cin&gt;&gt;imag; </text:p>
      <text:p text:style-name="P3"><text:s text:c="4"/>}</text:p>
      <text:p text:style-name="P3"><text:s text:c="4"/></text:p>
      <text:p text:style-name="P3"><text:s text:c="2"/></text:p>
      <text:p text:style-name="P3">//operator overliding for addition</text:p>
      <text:p text:style-name="P3"><text:s text:c="4"/>Complex operator+(Complex const&amp; obj)</text:p>
      <text:p text:style-name="P3"><text:s text:c="4"/>{</text:p>
      <text:p text:style-name="P3"><text:s text:c="8"/>Complex res;</text:p>
      <text:p text:style-name="P3"><text:s text:c="8"/>res.real = real + obj.real;</text:p>
      <text:p text:style-name="P3"><text:s text:c="8"/>res.imag = imag + obj.imag;</text:p>
      <text:p text:style-name="P3"><text:s text:c="8"/>return res;</text:p>
      <text:p text:style-name="P3"><text:s text:c="4"/>}</text:p>
      <text:p text:style-name="P3"><text:s text:c="4"/></text:p>
      <text:p text:style-name="P3"><text:s text:c="4"/></text:p>
      <text:p text:style-name="P3"><text:s text:c="3"/></text:p>
      <text:p text:style-name="P3"><text:s text:c="8"/>Complex operator*(Complex c)</text:p>
      <text:p text:style-name="P3"><text:s text:c="8"/>{</text:p>
      <text:p text:style-name="P3"><text:s text:c="8"/>double real1,real2;</text:p>
      <text:p text:style-name="P3"><text:s text:c="8"/>real1=real;</text:p>
      <text:p text:style-name="P3"><text:s text:c="8"/>real2=c.real;</text:p>
      <text:p text:style-name="P3"><text:s text:c="8"/>real=(real*c.real)-(imag*c.imag);</text:p>
      <text:p text:style-name="P3"><text:s text:c="8"/>imag=(real1*c.imag)+(imag*real2);</text:p>
      <text:p text:style-name="P3"><text:s text:c="8"/>Complex temp;</text:p>
      <text:p text:style-name="P3"><text:s text:c="8"/>temp.real=real;</text:p>
      <text:p text:style-name="P3"><text:s text:c="8"/>temp.imag=imag;</text:p>
      <text:p text:style-name="P3"><text:s text:c="8"/>return temp;</text:p>
      <text:p text:style-name="P3"><text:s text:c="8"/>}</text:p>
      <text:p text:style-name="P3"><text:s text:c="4"/></text:p>
      <text:p text:style-name="P3"><text:s text:c="4"/></text:p>
      <text:p text:style-name="P3"><text:s text:c="4"/></text:p>
      <text:p text:style-name="P3"><text:s text:c="4"/></text:p>
      <text:p text:style-name="P3"><text:s text:c="4"/>void print() { cout &lt;&lt; real &lt;&lt; " + i" &lt;&lt; imag &lt;&lt; '\n'; }</text:p>
      <text:p text:style-name="P3">};</text:p>
      <text:p text:style-name="P3"><text:s text:c="2"/></text:p>
      <text:p text:style-name="P3">int main()</text:p>
      <text:p text:style-name="P3">{</text:p>
      <text:p text:style-name="P3"><text:s text:c="4"/>Complex c1;</text:p>
      <text:p text:style-name="P3"><text:soft-page-break/><text:s text:c="4"/>Complex c2;\</text:p>
      <text:p text:style-name="P3"><text:s text:c="4"/>cout&lt;&lt;"For first Complex Number"&lt;&lt;endl;</text:p>
      <text:p text:style-name="P3"><text:s text:c="4"/>c1.input();</text:p>
      <text:p text:style-name="P3"><text:s text:c="4"/>cout&lt;&lt;"For Second Complex Number"&lt;&lt;endl;</text:p>
      <text:p text:style-name="P3"><text:s text:c="4"/>c2.input();</text:p>
      <text:p text:style-name="P3"><text:s text:c="4"/>Complex c3 = c1 + c2;</text:p>
      <text:p text:style-name="P3"><text:s text:c="4"/>Complex c4 = c1*c2;</text:p>
      <text:p text:style-name="P3"><text:s text:c="4"/>cout&lt;&lt;"Addition operator:"&lt;&lt;endl;</text:p>
      <text:p text:style-name="P3"><text:s text:c="4"/>c3.print();</text:p>
      <text:p text:style-name="P3"><text:s text:c="4"/>cout&lt;&lt;"Multiple Operator:"&lt;&lt;endl;</text:p>
      <text:p text:style-name="P3"><text:s text:c="4"/>c4.print();</text:p>
      <text:p text:style-name="P3">}</text:p>
      <text:p text:style-name="P3"/>
      <text:p text:style-name="P2"/>
      <text:p text:style-name="P4">OUTPUT</text:p>
      <text:p text:style-name="P3"/>
      <text:p text:style-name="P3">#include &lt;iostream&gt;</text:p>
      <text:p text:style-name="P3">using namespace std;</text:p>
      <text:p text:style-name="P3"><text:s text:c="2"/></text:p>
      <text:p text:style-name="P3">class Complex {</text:p>
      <text:p text:style-name="P3">private:</text:p>
      <text:p text:style-name="P3"><text:s text:c="4"/>float real, imag;</text:p>
      <text:p text:style-name="P3"><text:s text:c="2"/></text:p>
      <text:p text:style-name="P3">public:</text:p>
      <text:p text:style-name="P3">//default constructor</text:p>
      <text:p text:style-name="P3"><text:s text:c="4"/></text:p>
      <text:p text:style-name="P3"><text:s text:c="4"/></text:p>
      <text:p text:style-name="P3"><text:s text:c="4"/>Complex()</text:p>
      <text:p text:style-name="P3"><text:s text:c="4"/>{</text:p>
      <text:p text:style-name="P3"><text:s text:c="8"/>real = 0.0f;</text:p>
      <text:p text:style-name="P3"><text:s text:c="8"/>imag = 0.0f;</text:p>
      <text:p text:style-name="P3"/>
      <text:p text:style-name="P3"><text:s text:c="4"/>}</text:p>
      <text:p text:style-name="P3"><text:s text:c="4"/></text:p>
      <text:p text:style-name="P3"><text:s text:c="4"/>void input()</text:p>
      <text:p text:style-name="P3"><text:s text:c="4"/>{</text:p>
      <text:p text:style-name="P3"><text:s text:c="8"/>cout&lt;&lt;"Enter real number: ";</text:p>
      <text:p text:style-name="P3"><text:s text:c="8"/>cin&gt;&gt;real;</text:p>
      <text:p text:style-name="P3"><text:s text:c="8"/>cout&lt;&lt;"Enter Imaginary number:";</text:p>
      <text:p text:style-name="P3"><text:s text:c="8"/>cin&gt;&gt;imag; </text:p>
      <text:p text:style-name="P3"><text:s text:c="4"/>}</text:p>
      <text:p text:style-name="P3"><text:s text:c="4"/></text:p>
      <text:p text:style-name="P3"><text:s text:c="2"/></text:p>
      <text:p text:style-name="P3">//operator overliding for addition</text:p>
      <text:p text:style-name="P3"><text:s text:c="4"/>Complex operator+(Complex const&amp; obj)</text:p>
      <text:p text:style-name="P3"><text:s text:c="4"/>{</text:p>
      <text:p text:style-name="P3"><text:s text:c="8"/>Complex res;</text:p>
      <text:p text:style-name="P3"><text:s text:c="8"/>res.real = real + obj.real;</text:p>
      <text:p text:style-name="P3"><text:s text:c="8"/>res.imag = imag + obj.imag;</text:p>
      <text:p text:style-name="P3"><text:s text:c="8"/>return res;</text:p>
      <text:p text:style-name="P3"><text:s text:c="4"/>}</text:p>
      <text:p text:style-name="P3"><text:s text:c="4"/></text:p>
      <text:p text:style-name="P3"><text:s text:c="4"/></text:p>
      <text:p text:style-name="P3"><text:s text:c="3"/></text:p>
      <text:p text:style-name="P3"><text:s text:c="8"/>Complex operator*(Complex c)</text:p>
      <text:p text:style-name="P3"><text:s text:c="8"/>{</text:p>
      <text:p text:style-name="P3"><text:s text:c="8"/>double real1,real2;</text:p>
      <text:p text:style-name="P3"><text:s text:c="8"/>real1=real;</text:p>
      <text:p text:style-name="P3"><text:s text:c="8"/>real2=c.real;</text:p>
      <text:p text:style-name="P3"><text:s text:c="8"/>real=(real*c.real)-(imag*c.imag);</text:p>
      <text:p text:style-name="P3"><text:s text:c="8"/>imag=(real1*c.imag)+(imag*real2);</text:p>
      <text:p text:style-name="P3"><text:s text:c="8"/>Complex temp;</text:p>
      <text:p text:style-name="P3"><text:soft-page-break/><text:s text:c="8"/>temp.real=real;</text:p>
      <text:p text:style-name="P3"><text:s text:c="8"/>temp.imag=imag;</text:p>
      <text:p text:style-name="P3"><text:s text:c="8"/>return temp;</text:p>
      <text:p text:style-name="P3"><text:s text:c="8"/>}</text:p>
      <text:p text:style-name="P3"><text:s text:c="4"/></text:p>
      <text:p text:style-name="P3"><text:s text:c="4"/></text:p>
      <text:p text:style-name="P3"><text:s text:c="4"/></text:p>
      <text:p text:style-name="P3"><text:s text:c="4"/></text:p>
      <text:p text:style-name="P3"><text:s text:c="4"/>void print() { cout &lt;&lt; real &lt;&lt; " + i" &lt;&lt; imag &lt;&lt; '\n'; }</text:p>
      <text:p text:style-name="P3">};</text:p>
      <text:p text:style-name="P3"><text:s text:c="2"/></text:p>
      <text:p text:style-name="P3">int main()</text:p>
      <text:p text:style-name="P3">{</text:p>
      <text:p text:style-name="P3"><text:s text:c="4"/>Complex c1;</text:p>
      <text:p text:style-name="P3"><text:s text:c="4"/>Complex c2;\</text:p>
      <text:p text:style-name="P3"><text:s text:c="4"/>cout&lt;&lt;"For first Complex Number"&lt;&lt;endl;</text:p>
      <text:p text:style-name="P3"><text:s text:c="4"/>c1.input();</text:p>
      <text:p text:style-name="P3"><text:s text:c="4"/>cout&lt;&lt;"For Second Complex Number"&lt;&lt;endl;</text:p>
      <text:p text:style-name="P3"><text:s text:c="4"/>c2.input();</text:p>
      <text:p text:style-name="P3"><text:s text:c="4"/>Complex c3 = c1 + c2;</text:p>
      <text:p text:style-name="P3"><text:s text:c="4"/>Complex c4 = c1*c2;</text:p>
      <text:p text:style-name="P3"><text:s text:c="4"/>cout&lt;&lt;"Addition operator:"&lt;&lt;endl;</text:p>
      <text:p text:style-name="P3"><text:s text:c="4"/>c3.print();</text:p>
      <text:p text:style-name="P3"><text:s text:c="4"/>cout&lt;&lt;"Multiple Operator:"&lt;&lt;endl;</text:p>
      <text:p text:style-name="P3"><text:s text:c="4"/>c4.print()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34:37.307004964</meta:creation-date>
    <dc:date>2023-08-29T17:37:55.691445874</dc:date>
    <meta:editing-duration>PT3M21S</meta:editing-duration>
    <meta:editing-cycles>1</meta:editing-cycles>
    <meta:document-statistic meta:table-count="0" meta:image-count="0" meta:object-count="0" meta:page-count="3" meta:paragraph-count="144" meta:word-count="258" meta:character-count="2457" meta:non-whitespace-character-count="1673"/>
    <meta:generator>LibreOffice/7.3.7.2$Linux_X86_64 LibreOffice_project/30$Build-2</meta:generator>
  </office:meta>
</office:document-meta>
</file>